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Maze Game No. 2 GDD</text:p>
      <text:p text:style-name="Standard"/>
      <text:p text:style-name="Standard"/>
      <text:p text:style-name="Standard">Description of the game and all that stuff.</text:p>
      <text:p text:style-name="Standard"/>
      <text:p text:style-name="Standard">This basic game will be a top down camera view 3D game made using Unity's in engine 3D tools. The purpose of the game is for the 3D ball to reach the middle of the maze and then the win screen will activate.</text:p>
      <text:p text:style-name="Standard"/>
      <text:p text:style-name="Standard">You control the ball with the directional pad or with wasd. </text:p>
      <text:p text:style-name="Standard"/>
      <text:p text:style-name="Standard">The game will be built for both PC and Unity's Browser.</text:p>
      <text:p text:style-name="Standard"/>
      <text:p text:style-name="Standard">Once the core game is functional, I will add in a pause menu and some SFXs and maybe some background music.</text:p>
      <text:p text:style-name="Standard"/>
      <text:p text:style-name="Standard"/>
      <text:p text:style-name="Standard"/>
      <text:p text:style-name="Standard"/>
      <text:p text:style-name="Standard">A list of the big steps that will need to be done in order to make the basic game.</text:p>
      <text:p text:style-name="Standard"/>
      <text:list xml:id="list2102999990463904598" text:style-name="L1">
        <text:list-item>
          <text:p text:style-name="P2">Setup the Scenes, Level 1, Main Menu, Win Screen, Empty Lose Screen, Empty Options Menu.</text:p>
        </text:list-item>
        <text:list-item>
          <text:p text:style-name="P2">Build the floor.</text:p>
        </text:list-item>
        <text:list-item>
          <text:p text:style-name="P2">Setup the camera.</text:p>
        </text:list-item>
        <text:list-item>
          <text:p text:style-name="P2">Build the wall pieces.</text:p>
        </text:list-item>
        <text:list-item>
          <text:p text:style-name="P2">Build the maze.</text:p>
        </text:list-item>
        <text:list-item>
          <text:p text:style-name="P2">Make the end goal.</text:p>
        </text:list-item>
        <text:list-item>
          <text:p text:style-name="P2">Make the player.</text:p>
        </text:list-item>
        <text:list-item>
          <text:p text:style-name="P2">Write the player controller.</text:p>
        </text:list-item>
        <text:list-item>
          <text:p text:style-name="P2">Write the win script/condition.</text:p>
        </text:list-item>
        <text:list-item>
          <text:p text:style-name="P2">Connect the menus that are needed to win.</text:p>
        </text:list-item>
        <text:list-item>
          <text:p text:style-name="P2">Polish.</text:p>
        </text:list-item>
        <text:list-item>
          <text:p text:style-name="P2">Build and test.</text:p>
        </text:list-item>
        <text:list-item>
          <text:p text:style-name="P2">Fix any errors.</text:p>
        </text:list-item>
        <text:list-item>
          <text:p text:style-name="P2">Add in a better UI.</text:p>
        </text:list-item>
        <text:list-item>
          <text:p text:style-name="P2">Add in a pause menu?</text:p>
        </text:list-item>
        <text:list-item>
          <text:p text:style-name="P2">SFXs.</text:p>
        </text:list-item>
        <text:list-item>
          <text:p text:style-name="P2">Maybe some background music.</text:p>
        </text:list-item>
        <text:list-item>
          <text:p text:style-name="P2">Build and test.</text:p>
        </text:list-item>
        <text:list-item>
          <text:p text:style-name="P2">Fix any errors.</text:p>
        </text:list-item>
        <text:list-item>
          <text:p text:style-name="P2">Done.</text:p>
        </text:list-item>
      </text:list>
      <text:p text:style-name="Standard"/>
      <text:p text:style-name="Standard"/>
      <text:p text:style-name="Standard"/>
      <text:p text:style-name="Standard"/>
      <text:p text:style-name="Standard">Stuff at the e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11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5/0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1-25T13:36:21.99</meta:creation-date>
    <dc:date>2018-01-25T17:52:08.92</dc:date>
    <dc:creator>Charlie Gracie</dc:creator>
    <meta:editing-duration>PT3H59M48S</meta:editing-duration>
    <meta:editing-cycles>24</meta:editing-cycles>
    <meta:generator>OpenOffice/4.1.3$Win32 OpenOffice.org_project/413m1$Build-9783</meta:generator>
    <meta:document-statistic meta:table-count="0" meta:image-count="0" meta:object-count="0" meta:page-count="1" meta:paragraph-count="29" meta:word-count="226" meta:character-count="1071"/>
  </office:meta>
</office:document-meta>
</file>